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8D49BF54781FCF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05cm, 10.338cm, 3.903cm, 14.37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635cm" svg:y="-1.498cm" svg:width="15.931cm" svg:height="15.764cm" draw:z-index="0"><draw:image xlink:href="Pictures/1000000000000556000003008D49BF54781FCF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44:11.606000000</dc:date>
    <meta:editing-duration>PT30M22S</meta:editing-duration>
    <meta:editing-cycles>5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